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EATURES</text:p>
          </table:table-cell>
          <table:table-cell table:number-columns-repeated="3"/>
          <table:table-cell office:value-type="string" calcext:value-type="string">
            <text:p>WIDTH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EIGH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IMET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URVATUR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RIZONTAL TURN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RTICAL TURNS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RAINING EXAMPLE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ITERATIONS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string" calcext:value-type="string">
            <text:p>PREDICTED_CLASSIFICATI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3:04:50.951078658</meta:creation-date>
    <dc:date>2015-12-22T13:21:11.212874006</dc:date>
    <meta:editing-duration>PT13M24S</meta:editing-duration>
    <meta:editing-cycles>2</meta:editing-cycles>
    <meta:generator>LibreOffice/4.2.8.2$Linux_X86_64 LibreOffice_project/420m0$Build-2</meta:generator>
    <meta:document-statistic meta:table-count="1" meta:cell-count="83" meta:object-count="0"/>
  </office:meta>
</office:document-meta>
</file>